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2" svg:font-family="FreeSans" style:font-family-generic="swiss"/>
    <style:font-face style:name="Gentium Book Basic" svg:font-family="'Gentium Book Basic'" style:font-pitch="variable"/>
    <style:font-face style:name="Latin Modern Math" svg:font-family="'Latin Modern Math'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d675" officeooo:paragraph-rsid="0018d675"/>
    </style:style>
    <style:style style:name="P2" style:family="paragraph" style:parent-style-name="Standard">
      <style:text-properties style:font-name="DejaVu Sans Light" officeooo:rsid="0018d675" officeooo:paragraph-rsid="0018d675"/>
    </style:style>
    <style:style style:name="P3" style:family="paragraph" style:parent-style-name="Standard">
      <style:text-properties style:font-name="Liberation Sans" officeooo:rsid="0018d675" officeooo:paragraph-rsid="0018d675"/>
    </style:style>
    <style:style style:name="P4" style:family="paragraph" style:parent-style-name="Standard">
      <style:text-properties style:font-name="Liberation Sans" officeooo:rsid="0018d675" officeooo:paragraph-rsid="001a87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87cf" style:font-weight-asian="bold" style:font-weight-complex="bold"/>
    </style:style>
    <style:style style:name="T3" style:family="text">
      <style:text-properties officeooo:rsid="001a87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Id sujet</text:span> : </text:p>
      <text:p text:style-name="P3">Date de passation :</text:p>
      <text:p text:style-name="P3">Date de naissance :</text:p>
      <text:p text:style-name="P3"/>
      <text:p text:style-name="P3">Est-ce que le français est votre langue maternelle ?</text:p>
      <text:p text:style-name="P3"/>
      <text:p text:style-name="P3"><text:tab/>Oui<text:tab/><text:tab/><text:tab/>Non</text:p>
      <text:p text:style-name="P3"/>
      <text:p text:style-name="P3"/>
      <text:p text:style-name="P3">Avez-vous une deuxième langue maternelle ?</text:p>
      <text:p text:style-name="P3"/>
      <text:p text:style-name="P3"><text:tab/>Oui<text:tab/><text:tab/><text:tab/>Non<text:tab/></text:p>
      <text:p text:style-name="P3"/>
      <text:p text:style-name="P3"><text:tab/>Si oui, laquelle ?</text:p>
      <text:p text:style-name="P3"/>
      <text:p text:style-name="P3"/>
      <text:p text:style-name="P4">Avez-vous une surdité (même légère) ? </text:p>
      <text:p text:style-name="P4"/>
      <text:p text:style-name="P4"><text:tab/><text:span text:style-name="T3">Oui<text:tab/><text:tab/><text:tab/>Non</text:span></text:p>
      <text:p text:style-name="P4"><text:tab/></text:p>
      <text:p text:style-name="P4"><text:span text:style-name="T3"><text:tab/>Si oui, </text:span>ê<text:span text:style-name="T3">t</text:span>es-vous appareillé ? <text:tab/><text:span text:style-name="T3">Oui<text:tab/><text:tab/>Non</text:span></text:p>
      <text:p text:style-name="P3"/>
      <text:p text:style-name="P3"/>
      <text:p text:style-name="P3">Avez-vous déjà vu un orthophoniste ?</text:p>
      <text:p text:style-name="P3"/>
      <text:p text:style-name="P3"><text:tab/><text:span text:style-name="T3">Oui<text:tab/><text:tab/><text:tab/>Non</text:span></text:p>
      <text:p text:style-name="P3"/>
      <text:p text:style-name="P3"><text:tab/>Si oui, pourquoi ?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2" svg:font-family="FreeSans" style:font-family-generic="swiss"/>
    <style:font-face style:name="Gentium Book Basic" svg:font-family="'Gentium Book Basic'" style:font-pitch="variable"/>
    <style:font-face style:name="Latin Modern Math" svg:font-family="'Latin Modern Math'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18:03.875490036</meta:creation-date>
    <dc:date>2017-10-04T11:29:23.519429548</dc:date>
    <meta:editing-duration>PT11M18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15" meta:word-count="61" meta:character-count="338" meta:non-whitespace-character-count="270"/>
  </office:meta>
</office:document-meta>
</file>